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d076" officeooo:paragraph-rsid="001ed076"/>
    </style:style>
    <style:style style:name="P2" style:family="paragraph" style:parent-style-name="Standard">
      <style:text-properties officeooo:rsid="00201fe2" officeooo:paragraph-rsid="00201fe2"/>
    </style:style>
    <style:style style:name="P3" style:family="paragraph" style:parent-style-name="Standard">
      <style:text-properties officeooo:rsid="0021864a" officeooo:paragraph-rsid="0021864a"/>
    </style:style>
    <style:style style:name="P4" style:family="paragraph" style:parent-style-name="Standard">
      <style:text-properties officeooo:rsid="002475db" officeooo:paragraph-rsid="002475db"/>
    </style:style>
    <style:style style:name="P5" style:family="paragraph" style:parent-style-name="Standard">
      <style:text-properties officeooo:rsid="00255c28" officeooo:paragraph-rsid="00255c28"/>
    </style:style>
    <style:style style:name="P6" style:family="paragraph" style:parent-style-name="Preformatted_20_Text">
      <style:text-properties officeooo:rsid="0021864a" officeooo:paragraph-rsid="0021864a"/>
    </style:style>
    <style:style style:name="P7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1864a" officeooo:paragraph-rsid="0021864a"/>
    </style:style>
    <style:style style:name="T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monospace" fo:font-size="10.5pt" fo:letter-spacing="normal" fo:font-style="normal" fo:font-weight="normal" officeooo:rsid="00233ca1"/>
    </style:style>
    <style:style style:name="T3" style:family="text">
      <style:text-properties officeooo:rsid="002475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rk code:</text:p>
      <text:p text:style-name="P1"/>
      <text:p text:style-name="P2">df = sqlContext.read.json("s3n://reddit-comments/2008/*", StructType(fields))</text:p>
      <text:p text:style-name="P2">df.select('*').write.save("s3n://kevin-de2016a/Parquet/2008/RC_2008.parquet", format="parquet")</text:p>
      <text:p text:style-name="P2"/>
      <text:p text:style-name="P2">142s to run (save to S3)</text:p>
      <text:p text:style-name="P2"/>
      <text:p text:style-name="P3">Get count:</text:p>
      <text:p text:style-name="P3"/>
      <text:p text:style-name="P3">df.count()</text:p>
      <text:p text:style-name="P7"><text:s/><text:span text:style-name="T3">(FROM JSON)</text:span></text:p>
      <text:p text:style-name="P6"><text:span text:style-name="T1">7242871 </text:span><text:span text:style-name="T2">records for 2008</text:span></text:p>
      <text:p text:style-name="P3">127s – 138s</text:p>
      <text:p text:style-name="P3"/>
      <text:p text:style-name="P3"/>
      <text:p text:style-name="P4">t0 = time.time()</text:p>
      <text:p text:style-name="P4">df = sqlContext.read.parquet("s3n://kevin-de2016a/Parquet/2009/*").persist(StorageLevel.MEMORY_AND_DISK_SER)</text:p>
      <text:p text:style-name="P4">t1 = time.time()</text:p>
      <text:p text:style-name="P4">count2010 = df.count()</text:p>
      <text:p text:style-name="P4">print(count2010)</text:p>
      <text:p text:style-name="P4">t2 = time.time()</text:p>
      <text:p text:style-name="P4"/>
      <text:p text:style-name="P4">→ t1-t0 = 1.2s</text:p>
      <text:p text:style-name="P4">t2-t1 = 26.5s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9:38:06.757207813</meta:creation-date>
    <dc:date>2016-01-29T11:07:26.074619330</dc:date>
    <meta:editing-duration>PT10H49M38S</meta:editing-duration>
    <meta:editing-cycles>3</meta:editing-cycles>
    <meta:generator>LibreOffice/5.0.2.2$Linux_X86_64 LibreOffice_project/00m0$Build-2</meta:generator>
    <meta:document-statistic meta:table-count="0" meta:image-count="0" meta:object-count="0" meta:page-count="1" meta:paragraph-count="17" meta:word-count="48" meta:character-count="495" meta:non-whitespace-character-count="462"/>
  </office:meta>
</office:document-meta>
</file>